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5051" officeooo:paragraph-rsid="000c5051"/>
    </style:style>
    <style:style style:name="P2" style:family="paragraph" style:parent-style-name="Standard" style:list-style-name="L1">
      <style:text-properties officeooo:rsid="000c5051" officeooo:paragraph-rsid="000c505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 price prediction</text:p>
      <text:p text:style-name="P1"/>
      <text:p text:style-name="P1">Les paramètre qui seront pris en compte :</text:p>
      <text:list text:style-name="L1">
        <text:list-item>
          <text:p text:style-name="P2">Car Brand </text:p>
        </text:list-item>
        <text:list-item>
          <text:p text:style-name="P2">Mileage</text:p>
        </text:list-item>
        <text:list-item>
          <text:p text:style-name="P2">Engine Capacity</text:p>
        </text:list-item>
        <text:list-item>
          <text:p text:style-name="P2">Transmission</text:p>
        </text:list-item>
        <text:list-item>
          <text:p text:style-name="P2">Fuel</text:p>
        </text:list-item>
        <text:list-item>
          <text:p text:style-name="P2">Max Pow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7T13:01:03.377000000</meta:creation-date>
    <dc:date>2024-07-27T13:03:21.973000000</dc:date>
    <meta:editing-duration>PT2M18S</meta:editing-duration>
    <meta:editing-cycles>1</meta:editing-cycles>
    <meta:document-statistic meta:table-count="0" meta:image-count="0" meta:object-count="0" meta:page-count="1" meta:paragraph-count="8" meta:word-count="26" meta:character-count="124" meta:non-whitespace-character-count="111"/>
    <meta:generator>LibreOffice/24.2.4.2$Windows_X86_64 LibreOffice_project/51a6219feb6075d9a4c46691dcfe0cd9c4fff3c2</meta:generator>
  </office:meta>
</office:document-meta>
</file>